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ldInfo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nf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nfoImpl.ChildInfoImpl( Name name , String unique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InfoImpl.getUniqu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